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dialog.setMethod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dialog.setEnctype( String enc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dialog.setCaching( String cach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dialog.setNamelist( String nam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dialog.Subdialog( String name , String expr , String cond , String modal , String namelist , String src , String method , String enctype , String caching , String fetchint , String fetchtimeout , String fetchaud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ubdialog.setCond( String 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dialog.setExpr( String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dialog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dialog.setFetchaudio( String fetchaud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dialog.setFetchint( String fetc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dialog.setFetchtimeout( String fetch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dialog.Subdialog( String name , String namelist , String src ,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ubdialog.setSrc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dialog.Subdia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dialog.setModal( String mod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